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3.507cm" svg:x="1cm" svg:y="0.994cm" presentation:class="title" presentation:placeholder="true">
          <draw:text-box/>
        </draw:frame>
        <draw:frame presentation:style-name="pr2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creator>Marco Tessarotto</dc:creator>
    <dc:date>2008-02-18T20:34:50</dc:date>
    <meta:editing-cycles>7</meta:editing-cycles>
    <meta:editing-duration>PT2H31M5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